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Standard">
      <style:text-properties officeooo:paragraph-rsid="0000416e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P9" style:family="paragraph" style:parent-style-name="Heading_20_3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0416e" style:font-size-asian="10pt" style:font-size-complex="10pt"/>
    </style:style>
    <style:style style:name="T3" style:family="text">
      <style:text-properties style:font-name="DejaVu Sans Mono" fo:font-size="10pt" style:font-size-asian="10pt" style:font-size-complex="10pt"/>
    </style:style>
    <style:style style:name="T4" style:family="text">
      <style:text-properties style:font-name="DejaVu Sans Mono" fo:font-size="10pt" officeooo:rsid="0000416e" style:font-size-asian="10pt" style:font-size-complex="10pt"/>
    </style:style>
    <style:style style:name="T5" style:family="text">
      <style:text-properties style:font-name="Nimbus Sans L" fo:font-size="14pt" style:font-size-asian="14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DejaVu Sans Mono1"/>
    </style:style>
    <style:style style:name="T8" style:family="text">
      <style:text-properties officeooo:rsid="0000416e"/>
    </style:style>
    <style:style style:name="T9" style:family="text">
      <style:text-properties style:font-name="Courier New"/>
    </style:style>
    <style:style style:name="T10" style:family="text">
      <style:text-properties style:font-name="Courier New"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55 : Adding timeout parameter to host command</text:h>
      <text:p text:style-name="P2"/>
      <text:p text:style-name="P1">Title: Adding timeout parameter to host command</text:p>
      <text:p text:style-name="P1">Version: 1</text:p>
      <text:p text:style-name="P1">Author: Antoine ELIAS</text:p>
      <text:p text:style-name="P1">Review: </text:p>
      <text:p text:style-name="P1">Commented: </text:p>
      <text:p text:style-name="P1">State: </text:p>
      <text:p text:style-name="P1">Scilab-Version: 5,4</text:p>
      <text:p text:style-name="P1">Vote:</text:p>
      <text:p text:style-name="P1">Created: March 18, 2011</text:p>
      <text:p text:style-name="P2"/>
      <text:h text:style-name="P8" text:outline-level="3">Abstract</text:h>
      <text:p text:style-name="P3"/>
      <text:p text:style-name="P1">This SEP suggests to add a optional parameter to function <text:span text:style-name="T9">host</text:span> to interrupt <text:span text:style-name="T8">execution </text:span>after a defined <text:span text:style-name="T8">elapsed </text:span>time.</text:p>
      <text:p text:style-name="P1"/>
      <text:h text:style-name="P8" text:outline-level="3">Rationale</text:h>
      <text:p text:style-name="P3"><text:tab/>function host prototype becomes: </text:p>
      <text:p text:style-name="P3"><text:tab/><text:tab/><text:span text:style-name="T7">result = host(command [, timeout])</text:span></text:p>
      <text:p text:style-name="P3"><text:tab/>with :</text:p>
      <text:list xml:id="list1369970179" text:style-name="L1">
        <text:list-item>
          <text:list>
            <text:list-item>
              <text:list>
                <text:list-item>
                  <text:p text:style-name="P6">command: <text:s/>A character string containing sh<text:span text:style-name="T8">ell</text:span> instruction.</text:p>
                </text:list-item>
                <text:list-item>
                  <text:p text:style-name="P6">timeout: maximum allowed execution time in milliseconds.</text:p>
                </text:list-item>
              </text:list>
            </text:list-item>
          </text:list>
        </text:list-item>
      </text:list>
      <text:p text:style-name="P3"><text:tab/><text:span text:style-name="T9">host</text:span> returns command interpreter return code. </text:p>
      <text:p text:style-name="P3"><text:tab/><text:span text:style-name="T6">In case of timeout, </text:span><text:span text:style-name="T10">host</text:span><text:span text:style-name="T6"> returns -1.</text:span></text:p>
      <text:h text:style-name="P8" text:outline-level="3"><text:span text:style-name="Teletype"><text:span text:style-name="T5">Example Usage</text:span></text:span></text:h>
      <text:p text:style-name="P3"><text:span text:style-name="Teletype"><text:span text:style-name="T1"/></text:span></text:p>
      <text:p text:style-name="P4"><text:span text:style-name="Teletype"><text:span text:style-name="T1"><text:tab/>res = host(my_cmd, my_timeout);</text:span></text:span></text:p>
      <text:p text:style-name="P4"><text:span text:style-name="Teletype"><text:span text:style-name="T1"><text:tab/>if res == -1 then</text:span></text:span></text:p>
      <text:p text:style-name="P4"><text:span text:style-name="Teletype"><text:span text:style-name="T1"><text:tab/><text:tab/>printf(“timeout occurs during execution of command: %s\n”, my_cmd);</text:span></text:span></text:p>
      <text:p text:style-name="P4"><text:span text:style-name="Teletype"><text:span text:style-name="T1"><text:tab/><text:tab/>return;</text:span></text:span></text:p>
      <text:p text:style-name="P4"><text:span text:style-name="Teletype"><text:span text:style-name="T1"><text:tab/>else</text:span></text:span></text:p>
      <text:p text:style-name="P4"><text:span text:style-name="Teletype"><text:span text:style-name="T1"><text:tab/><text:tab/>//somet</text:span></text:span><text:span text:style-name="Teletype"><text:span text:style-name="T2">h</text:span></text:span><text:span text:style-name="Teletype"><text:span text:style-name="T1">ing</text:span></text:span></text:p>
      <text:p text:style-name="P4"><text:span text:style-name="Teletype"><text:span text:style-name="T1"><text:tab/>end</text:span></text:span></text:p>
      <text:h text:style-name="P9" text:outline-level="3">Changelog</text:h>
      <text:p text:style-name="P3"><text:tab/><text:span text:style-name="T3">1.0 – </text:span><text:span text:style-name="T4">Antoine ELIAS - Initial version.</text:span></text:p>
      <text:h text:style-name="P8" text:outline-level="3"><text:soft-page-break/>Copyright</text:h>
      <text:p text:style-name="P5"><text:tab/><text:span text:style-name="T8">This document has been placed under the license CeCILL-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Pierre MARECHAL</meta:initial-creator>
    <meta:creation-date>2008-07-09T13:39:08</meta:creation-date>
    <dc:creator>Vincent COUVERT</dc:creator>
    <dc:date>2011-03-18T15:10:45</dc:date>
    <meta:editing-cycles>16</meta:editing-cycles>
    <meta:editing-duration>PT00H25M45S</meta:editing-duration>
    <meta:document-statistic meta:table-count="0" meta:image-count="0" meta:object-count="0" meta:page-count="2" meta:paragraph-count="32" meta:word-count="133" meta:character-count="886"/>
    <meta:user-defined meta:name="Info 1"/>
    <meta:user-defined meta:name="Info 2"/>
    <meta:user-defined meta:name="Info 3"/>
    <meta:user-defined meta:name="Info 4"/>
  </office:meta>
</office:document-meta>
</file>